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47f" officeooo:paragraph-rsid="000ca47f"/>
    </style:style>
    <style:style style:name="P2" style:family="paragraph" style:parent-style-name="Standard">
      <style:text-properties style:font-name="Arial" fo:font-size="10pt" officeooo:paragraph-rsid="000ca47f" style:font-size-asian="10pt" style:font-size-complex="10pt"/>
    </style:style>
    <style:style style:name="P3" style:family="paragraph" style:parent-style-name="Standard">
      <style:text-properties style:font-name="Arial" fo:font-size="10pt" officeooo:rsid="000ca47f" officeooo:paragraph-rsid="000ca47f" style:font-size-asian="10pt" style:font-size-complex="10pt"/>
    </style:style>
    <style:style style:name="P4" style:family="paragraph" style:parent-style-name="Standard">
      <style:text-properties style:font-name="Arial" fo:font-size="10pt" officeooo:rsid="000ca47f" officeooo:paragraph-rsid="001245b5" style:font-size-asian="10pt" style:font-size-complex="10pt"/>
    </style:style>
    <style:style style:name="P5" style:family="paragraph" style:parent-style-name="Standard">
      <style:text-properties style:font-name="Arial" fo:font-size="10pt" officeooo:rsid="00102071" officeooo:paragraph-rsid="00102071" style:font-size-asian="10pt" style:font-size-complex="10pt"/>
    </style:style>
    <style:style style:name="P6" style:family="paragraph" style:parent-style-name="Standard">
      <style:text-properties style:font-name="Arial" fo:font-size="10pt" officeooo:rsid="001413aa" officeooo:paragraph-rsid="001413aa" style:font-size-asian="10pt" style:font-size-complex="10pt"/>
    </style:style>
    <style:style style:name="P7" style:family="paragraph" style:parent-style-name="Standard">
      <style:text-properties style:font-name="Arial" fo:font-size="10pt" officeooo:rsid="00167fe7" officeooo:paragraph-rsid="00167fe7" style:font-size-asian="10pt" style:font-size-complex="10pt"/>
    </style:style>
    <style:style style:name="P8" style:family="paragraph" style:parent-style-name="Standard">
      <style:text-properties style:font-name="Arial" fo:font-size="10pt" fo:font-weight="bold" officeooo:rsid="00102071" officeooo:paragraph-rsid="001245b5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1pt" fo:font-weight="bold" officeooo:paragraph-rsid="000ca47f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0pt" fo:font-weight="bold" officeooo:rsid="001413aa" officeooo:paragraph-rsid="00167fe7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rsid="00167fe7" officeooo:paragraph-rsid="00167fe7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b9c67" style:font-size-asian="12pt" style:font-size-complex="12pt"/>
    </style:style>
    <style:style style:name="T3" style:family="text">
      <style:text-properties fo:font-size="12pt" officeooo:rsid="000ca47f" style:font-size-asian="12pt" style:font-size-complex="12pt"/>
    </style:style>
    <style:style style:name="T4" style:family="text">
      <style:text-properties fo:font-size="12pt" officeooo:rsid="000ed5ce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b9c6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45b5" style:font-weight-asian="normal" style:font-weight-complex="normal"/>
    </style:style>
    <style:style style:name="T10" style:family="text">
      <style:text-properties officeooo:rsid="0015f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MF 0952_</text:span><text:span text:style-name="T4">2</text:span><text:span text:style-name="T2"> <text:s/>Activitat</text:span><text:span text:style-name="T1"> </text:span><text:span text:style-name="T3">2a</text:span></text:p>
      <text:p text:style-name="P2"/>
      <text:p text:style-name="P2"><text:span text:style-name="T6">Exercici </text:span><text:span text:style-name="T7">1</text:span><text:span text:style-name="T6">:</text:span></text:p>
      <text:p text:style-name="P1"/>
      <text:p text:style-name="P3">Obro la App portable de GIT.</text:p>
      <text:p text:style-name="P5"/>
      <text:p text:style-name="P5">APARTAT 1: Crear un repositori amb espai de treball en Git amb el nom Activitat2a_Alumne.</text:p>
      <text:p text:style-name="P4"><text:span text:style-name="T5">cd Activitat2a_Alba</text:span> per crear un directori amb el nom de l’activitat</text:p>
      <text:p text:style-name="P4"><text:span text:style-name="T5">md Activitat2a_Alba</text:span> per entrar al directori</text:p>
      <text:p text:style-name="P8">git init <text:span text:style-name="T9">per iniciar el repositori</text:span></text:p>
      <text:p text:style-name="P4"/>
      <text:p text:style-name="P5">APARTAT 2: Crear dos fitxers amb el Sublime Text anomenats index.html i style.css, ha<text:span text:style-name="T10">n </text:span>de contenir un document HTML i el seu corresponent full d’estils. </text:p>
      <text:p text:style-name="P6">creem<text:span text:style-name="T5"> index.html </text:span><text:span text:style-name="T8">i</text:span><text:span text:style-name="T5"> estils.css </text:span></text:p>
      <text:p text:style-name="P5"/>
      <text:p text:style-name="P5">APARTAT 3: Afegir els fitxers anteriors al repositori.</text:p>
      <text:p text:style-name="P6"><text:span text:style-name="T5">git status</text:span> per comprovar si els arxius son al repositori</text:p>
      <text:p text:style-name="P6"><text:span text:style-name="T5">git add *.*</text:span> per afegir els arxius</text:p>
      <text:p text:style-name="P7"><text:span text:style-name="T5">git remote add origin </text:span><text:a xlink:type="simple" xlink:href="https://github.com/alorca89/Activitat2a_Alba.git" text:style-name="Internet_20_link" text:visited-style-name="Visited_20_Internet_20_Link"><text:span text:style-name="T5">https://github.com/alorca89/Activitat2a_Alba.git</text:span></text:a></text:p>
      <text:p text:style-name="P10">git commit -m “creem el primer commit amb els arxius inicials”</text:p>
      <text:p text:style-name="P7"><text:span text:style-name="T5">git config --global user.email "</text:span><text:a xlink:type="simple" xlink:href="mailto:albalorca@gmail.com" text:style-name="Internet_20_link" text:visited-style-name="Visited_20_Internet_20_Link"><text:span text:style-name="T5">albalorca@gmail.com</text:span></text:a><text:span text:style-name="T5">"</text:span></text:p>
      <text:p text:style-name="P11">git config --global user.name "alorca89"</text:p>
      <text:p text:style-name="P11"/>
      <text:p text:style-name="P11">D:\cpsoc\p-GitHub portable\GitPortable\App\Git\Activitat2a_Alba&gt;git commit -m "primer commit amb els arxius inicials"</text:p>
      <text:p text:style-name="P11">[master (root-commit) 96181c1] primer commit amb els arxius inicials</text:p>
      <text:p text:style-name="P11"><text:s/>2 files changed, 156 insertions(+)</text:p>
      <text:p text:style-name="P11"><text:s/>create mode 100644 Activitat2a_Alba/estils.css</text:p>
      <text:p text:style-name="P11"><text:s/>create mode 100644 Activitat2a_Alba/index.html</text:p>
      <text:p text:style-name="P11"/>
      <text:p text:style-name="P11">D:\cpsoc\p-GitHub portable\GitPortable\App\Git\Activitat2a_Alba&gt;git push origin master</text:p>
      <text:p text:style-name="P11">To https://github.com/alorca89/Activitat2a_Alba</text:p>
      <text:p text:style-name="P11"><text:s/>! [rejected] <text:s text:c="7"/>master -&gt; master (fetch first)</text:p>
      <text:p text:style-name="P11">error: failed to push some refs to 'https://github.com/alorca89/Activitat2a_Alba'</text:p>
      <text:p text:style-name="P11">hint: Updates were rejected because the remote contains work that you do</text:p>
      <text:p text:style-name="P11">hint: not have locally. This is usually caused by another repository pushing</text:p>
      <text:p text:style-name="P11">hint: to the same ref. You may want to first integrate the remote changes</text:p>
      <text:p text:style-name="P11">hint: (e.g., 'git pull ...') before pushing again.</text:p>
      <text:p text:style-name="P11">hint: See the 'Note about fast-forwards' in 'git push --help' for details.</text:p>
      <text:p text:style-name="P5"/>
      <text:p text:style-name="P5">APARTAT 4: Afegir una taula de continguts amb el vostre horari de classe.</text:p>
      <text:p text:style-name="P5"/>
      <text:p text:style-name="P5">APARTAT 5: Crear una branca nova anomenada Estils i modificar la primera fila de la taula afegint l’atribut style=”font-weight:600;”.</text:p>
      <text:p text:style-name="P5"/>
      <text:p text:style-name="P5">APARTAT 6: Unir la nova branca a la branca MASTER del repositori. NO ELIMINEU LA BRANC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9:30:34.632000000</meta:creation-date>
    <dc:date>2020-02-04T14:34:03.347000000</dc:date>
    <meta:editing-duration>PT31M57S</meta:editing-duration>
    <meta:editing-cycles>9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33" meta:word-count="293" meta:character-count="2065" meta:non-whitespace-character-count="1793"/>
  </office:meta>
</office:document-meta>
</file>